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T3" style:parent-style-name="Fuentedepárrafopredeter." style:family="text">
      <style:text-properties fo:language="en" fo:country="GB"/>
    </style:style>
    <style:style style:name="P4" style:parent-style-name="Normal" style:family="paragraph">
      <style:paragraph-properties fo:break-before="page"/>
    </style:style>
    <style:style style:name="T5" style:parent-style-name="Fuentedepárrafopredeter." style:family="text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T8" style:parent-style-name="Fuentedepárrafopredeter." style:family="text">
      <style:text-properties fo:language="en" fo:country="GB"/>
    </style:style>
    <style:style style:name="P9" style:parent-style-name="Normal" style:family="paragraph">
      <style:text-properties fo:language="es" fo:country="ES"/>
    </style:style>
    <style:style style:name="T10" style:parent-style-name="Fuentedepárrafopredeter." style:family="text">
      <style:text-properties fo:language="es" fo:country="ES"/>
    </style:style>
    <style:style style:name="P11" style:parent-style-name="Normal" style:family="paragraph">
      <style:paragraph-properties fo:break-before="page"/>
    </style:style>
    <style:style style:name="T12" style:parent-style-name="Fuentedepárrafopredeter." style:family="text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P18" style:parent-style-name="Normal" style:family="paragraph">
      <style:paragraph-properties fo:break-before="page"/>
    </style:style>
  </office:automatic-styles>
  <office:body>
    <office:text text:use-soft-page-breaks="true">
      <text:p text:style-name="P1">Ejercicio 1</text:p>
      <text:p text:style-name="Normal">Inicio</text:p>
      <text:p text:style-name="Normal"><text:tab/>Enteros: A[3,3], B[3,3], C[3,3], i, j</text:p>
      <text:p text:style-name="Normal"><text:tab/>Imprimir (“Ingrese el valor de la primera matriz de a filas”)</text:p>
      <text:p text:style-name="Normal"><text:tab/>Para i=0 hasta 2</text:p>
      <text:p text:style-name="Normal"><text:tab/><text:tab/>Para j=0 hasta 2</text:p>
      <text:p text:style-name="Normal"><text:tab/><text:tab/><text:tab/>Leer A[i,j]</text:p>
      <text:p text:style-name="Normal"><text:tab/><text:tab/>FinPara</text:p>
      <text:p text:style-name="Normal"><text:tab/>FinPara</text:p>
      <text:p text:style-name="Normal"><text:tab/>Imprimir (“Ingrese el valor de la segunda matriz de a filas”)</text:p>
      <text:p text:style-name="Normal"><text:tab/>Para i=0 hasta 2</text:p>
      <text:p text:style-name="Normal"><text:tab/><text:tab/>Para j=0 hasta 2</text:p>
      <text:p text:style-name="Normal"><text:tab/><text:tab/><text:tab/>Leer B[i,j]</text:p>
      <text:p text:style-name="Normal"><text:tab/><text:tab/>FinPara</text:p>
      <text:p text:style-name="Normal"><text:tab/>FinPara</text:p>
      <text:p text:style-name="Normal"><text:tab/>Para i=0 hasta 2</text:p>
      <text:p text:style-name="Normal"><text:tab/><text:tab/>Para j=0 hasta 2</text:p>
      <text:p text:style-name="Normal"><text:tab/><text:tab/><text:tab/>C[i,j]=A[i,j]+B[i,j]</text:p>
      <text:p text:style-name="Normal"><text:tab/><text:tab/>FinPara</text:p>
      <text:p text:style-name="Normal"><text:tab/>FinPara</text:p>
      <text:p text:style-name="Normal"><text:tab/>Imprimir (“La matriz C resulto ser: ”)</text:p>
      <text:p text:style-name="Normal"><text:tab/>Para i=0 hasta 2</text:p>
      <text:p text:style-name="Normal"><text:tab/><text:tab/>Para j=0 hasta 2</text:p>
      <text:p text:style-name="Normal"><text:tab/><text:tab/><text:tab/>Imprimir ( C[i,j] )</text:p>
      <text:p text:style-name="P2"><text:tab/><text:tab/>FinPara</text:p>
      <text:p text:style-name="Normal"><text:span text:style-name="T3"><text:tab/></text:span>FinPara</text:p>
      <text:p text:style-name="Normal">Fin</text:p>
      <text:p text:style-name="Normal"/>
      <text:p text:style-name="P4"/>
      <text:soft-page-break/>
      <text:p text:style-name="Normal">Ejercicio 2</text:p>
      <text:p text:style-name="Normal">Inicio</text:p>
      <text:p text:style-name="Normal"><text:tab/>Enteros: A[4,4], fil=0, col=0</text:p>
      <text:p text:style-name="Normal"><text:tab/>Imprimir (“Ingrese el valor de la matriz de a filas”)</text:p>
      <text:p text:style-name="Normal"><text:tab/>Para i=0 hasta 3</text:p>
      <text:p text:style-name="Normal"><text:tab/><text:tab/>Para j=0 hasta 3</text:p>
      <text:p text:style-name="Normal"><text:tab/><text:tab/><text:tab/>Leer A[i,j]</text:p>
      <text:p text:style-name="Normal"><text:tab/><text:tab/>FinPara</text:p>
      <text:p text:style-name="Normal"><text:tab/>FinPara</text:p>
      <text:p text:style-name="Normal"><text:tab/>Para i=0 hasta 3</text:p>
      <text:p text:style-name="Normal"><text:tab/><text:tab/><text:span text:style-name="T5">fil = fil + A[0,i]</text:span></text:p>
      <text:p text:style-name="P6"><text:tab/><text:tab/>col = col + A[i,3]</text:p>
      <text:p text:style-name="P7"><text:tab/>FinPara</text:p>
      <text:p text:style-name="Normal"><text:span text:style-name="T8"><text:tab/></text:span>Imprimir (“La matriz A resulto ser: ”)</text:p>
      <text:p text:style-name="Normal"><text:tab/>Para i=0 hasta 2</text:p>
      <text:p text:style-name="Normal"><text:tab/><text:tab/>Para j=0 hasta 2</text:p>
      <text:p text:style-name="Normal"><text:tab/><text:tab/><text:tab/>Imprimir ( C[i,j] )</text:p>
      <text:p text:style-name="P9"><text:tab/><text:tab/>FinPara</text:p>
      <text:p text:style-name="Normal"><text:span text:style-name="T10"><text:tab/></text:span>FinPara</text:p>
      <text:p text:style-name="Normal"><text:tab/>Imprimir (“La suma de los números de la primer fila es :”, fil)</text:p>
      <text:p text:style-name="Normal"><text:tab/>Imprimir (“La suma de los números de la última columna es :”, col)</text:p>
      <text:p text:style-name="Normal">Fin</text:p>
      <text:p text:style-name="P11"/>
      <text:soft-page-break/>
      <text:p text:style-name="Normal">Ejercicio 3</text:p>
      <text:p text:style-name="Normal">Inicio</text:p>
      <text:p text:style-name="Normal"><text:tab/>Flotantes:<text:s/>A[4,3], B[4,3]</text:p>
      <text:p text:style-name="Normal"><text:tab/>Imprimir (“Ingrese el valor de la matriz de a filas”)</text:p>
      <text:p text:style-name="Normal"><text:tab/>Para i=0 hasta 3</text:p>
      <text:p text:style-name="Normal"><text:tab/><text:tab/>Para j=0 hasta 2</text:p>
      <text:p text:style-name="Normal"><text:tab/><text:tab/><text:tab/>Leer A[i,j]</text:p>
      <text:p text:style-name="Normal"><text:tab/><text:tab/><text:tab/>B[i,j] = A[i,j]*0.05</text:p>
      <text:p text:style-name="Normal"><text:tab/><text:tab/>FinPara</text:p>
      <text:p text:style-name="Normal"><text:tab/>FinPara</text:p>
      <text:p text:style-name="Normal"><text:tab/>Imprimir (“La matriz A resulto ser: ”)</text:p>
      <text:p text:style-name="Normal"><text:tab/>Para i=0 hasta 3</text:p>
      <text:p text:style-name="Normal"><text:tab/><text:tab/>Para j=0 hasta 2</text:p>
      <text:p text:style-name="Normal"><text:tab/><text:tab/><text:tab/><text:span text:style-name="T12">Imprimir ( A[i,j] )</text:span></text:p>
      <text:p text:style-name="Normal"><text:span text:style-name="T13"><text:tab/></text:span><text:span text:style-name="T14"><text:tab/></text:span>FinPara</text:p>
      <text:p text:style-name="Normal"><text:tab/>FinPara</text:p>
      <text:p text:style-name="Normal"><text:tab/>Imprimir (“La matriz B resulto ser: ”)</text:p>
      <text:p text:style-name="Normal"><text:tab/>Para i=0 hasta 3</text:p>
      <text:p text:style-name="Normal"><text:tab/><text:tab/>Para j=0 hasta 2</text:p>
      <text:p text:style-name="Normal"><text:tab/><text:tab/><text:tab/><text:span text:style-name="T15">Imprimir ( B[i,j] )</text:span></text:p>
      <text:p text:style-name="Normal"><text:span text:style-name="T16"><text:tab/></text:span><text:span text:style-name="T17"><text:tab/></text:span>FinPara</text:p>
      <text:p text:style-name="Normal"><text:tab/>FinPara</text:p>
      <text:p text:style-name="Normal">Fin</text:p>
      <text:p text:style-name="P18"/>
      <text:soft-page-break/>
      <text:p text:style-name="Normal">Ejercicio 4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s soria</meta:initial-creator>
    <dc:creator>lucas soria</dc:creator>
    <meta:creation-date>2018-05-24T02:18:00Z</meta:creation-date>
    <dc:date>2018-05-24T03:00:00Z</dc:date>
    <meta:template xlink:href="Normal.dotm" xlink:type="simple"/>
    <meta:editing-cycles>1</meta:editing-cycles>
    <meta:editing-duration>PT2520S</meta:editing-duration>
    <meta:document-statistic meta:page-count="4" meta:paragraph-count="2" meta:word-count="228" meta:character-count="1486" meta:row-count="10" meta:non-whitespace-character-count="1260"/>
  </office:meta>
</office:document-meta>
</file>